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draw:stroke="none" svg:stroke-width="0.1cm" svg:stroke-color="#000000" draw:marker-start-width="0.35cm" draw:marker-end-width="0.35cm" draw:fill="none" draw:fill-color="#ffff00" draw:textarea-horizontal-align="left" draw:auto-grow-height="true" draw:auto-grow-width="false" fo:min-height="22.042cm" fo:min-width="0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stroke="none" svg:stroke-width="0.1cm" svg:stroke-color="#000000" draw:marker-start-width="0.35cm" draw:marker-end-width="0.35cm" draw:fill="none" draw:fill-color="#000000" fo:min-height="12.088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draw:fill="none" draw:fill-color="#000000" fo:min-height="8.534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false" fo:min-height="1.666cm" fo:min-width="0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draw:stroke="none" svg:stroke-width="0.1cm" svg:stroke-color="#000000" draw:marker-start-width="0.35cm" draw:marker-end-width="0.35cm" draw:fill="none" draw:fill-color="#000000" fo:min-height="12.8cm" fo:padding-top="0.175cm" fo:padding-bottom="0.175cm" fo:padding-left="0.3cm" fo:padding-right="0.3cm"/>
      <style:paragraph-properties style:writing-mode="lr-tb"/>
    </style:style>
    <style:style style:name="P1" style:family="paragraph">
      <style:text-properties fo:font-size="14pt"/>
    </style:style>
    <style:style style:name="P2" style:family="paragraph">
      <loext:graphic-properties draw:fill="none" draw:fill-color="#ffffff"/>
      <style:text-properties fo:font-size="14pt"/>
    </style:style>
    <style:style style:name="P3" style:family="paragraph">
      <loext:graphic-properties draw:fill="none" draw:fill-color="#ffff00"/>
      <style:text-properties fo:font-size="14pt"/>
    </style:style>
    <style:style style:name="P4" style:family="paragraph">
      <loext:graphic-properties draw:fill="none" draw:fill-color="#000000"/>
      <style:text-properties fo:font-size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000000"/>
      <style:text-properties fo:font-size="14pt" style:font-size-asian="14pt" style:font-size-complex="14pt"/>
    </style:style>
    <style:style style:name="T1" style:family="text">
      <style:text-properties fo:background-color="#ffff00"/>
    </style:style>
    <style:style style:name="T2" style:family="text">
      <style:text-properties fo:color="#3465a4"/>
    </style:style>
    <style:style style:name="T3" style:family="text">
      <style:text-properties fo:color="#000000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background-color="#ffff00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596cm" svg:height="0.906cm" svg:x="0.5cm" svg:y="0.4cm">
          <draw:text-box>
            <text:p text:style-name="P1">Source code of this assignment is in Assign4.c file</text:p>
          </draw:text-box>
        </draw:frame>
        <draw:frame draw:style-name="gr2" draw:text-style-name="P3" draw:layer="layout" svg:width="20.79cm" svg:height="22.392cm" svg:x="0.5cm" svg:y="1cm">
          <draw:text-box>
            <text:p text:style-name="P1">Firstly we put break point at find_factorial() function.</text:p>
            <text:p text:style-name="P1">$b * main+56</text:p>
            <text:p text:style-name="P1"/>
            <text:p text:style-name="P1">Then we run the program. </text:p>
            <text:p text:style-name="P1">$r</text:p>
            <text:p text:style-name="P1"/>
            <text:p text:style-name="P1">Then we disassemble the “find_factorial()” function.</text:p>
            <text:p text:style-name="P1">$disassemble find_factorial</text:p>
            <text:p text:style-name="P1"/>
            <text:p text:style-name="P1">This will show us following out:</text:p>
            <text:p text:style-name="P1">Dump of assembler code for function find_factorial:</text:p>
            <text:p text:style-name="P1"><text:s text:c="3"/>0x00000000000011fa &lt;+0&gt;:<text:tab/>endbr64 </text:p>
            <text:p text:style-name="P1"><text:s text:c="3"/>0x00000000000011fe &lt;+4&gt;:<text:tab/>push <text:s text:c="2"/>rbp</text:p>
            <text:p text:style-name="P1"><text:s text:c="3"/>0x00000000000011ff &lt;+5&gt;:<text:tab/>mov <text:s text:c="3"/>rbp,rsp</text:p>
            <text:p text:style-name="P1"><text:s text:c="3"/>0x0000000000001202 &lt;+8&gt;:<text:tab/>sub <text:s text:c="3"/>rsp,0x10</text:p>
            <text:p text:style-name="P1"><text:s text:c="3"/>0x0000000000001206 &lt;+12&gt;:<text:tab/>mov <text:s text:c="3"/>DWORD PTR [rbp-0x4],edi</text:p>
            <text:p text:style-name="P1"><text:s text:c="3"/>0x0000000000001209 &lt;+15&gt;:<text:tab/>cmp <text:s text:c="3"/>DWORD PTR [rbp-0x4],0x0</text:p>
            <text:p text:style-name="P1"><text:s text:c="3"/>0x000000000000120d &lt;+19&gt;:<text:tab/>jne <text:s text:c="3"/>0x1216 <text:span text:style-name="T1">&lt;find_factorial+28&gt;</text:span></text:p>
            <text:p text:style-name="P1"><text:s text:c="3"/>0x000000000000120f &lt;+21&gt;:<text:tab/>mov <text:s text:c="3"/>eax,0x1</text:p>
            <text:p text:style-name="P1"><text:s text:c="3"/>0x0000000000001214 &lt;+26&gt;:<text:tab/>jmp <text:s text:c="3"/>0x1227 <text:span text:style-name="T1">&lt;find_factorial+45&gt;</text:span></text:p>
            <text:p text:style-name="P1"><text:s text:c="3"/>0x0000000000001216 &lt;+28&gt;:<text:tab/>mov <text:s text:c="3"/>eax,DWORD PTR [rbp-0x4]</text:p>
            <text:p text:style-name="P1"><text:s text:c="3"/>0x0000000000001219 &lt;+31&gt;:<text:tab/>sub <text:s text:c="3"/>eax,0x1</text:p>
            <text:p text:style-name="P1"><text:s text:c="3"/>0x000000000000121c &lt;+34&gt;:<text:tab/>mov <text:s text:c="3"/>edi,eax</text:p>
            <text:p text:style-name="P1"><text:s text:c="3"/>0x000000000000121e &lt;+36&gt;:<text:tab/>call <text:s text:c="2"/>0x11fa <text:span text:style-name="T1">&lt;find_factorial&gt;</text:span></text:p>
            <text:p text:style-name="P1"><text:s text:c="3"/>0x0000000000001223 &lt;+41&gt;:<text:tab/>imul <text:s text:c="2"/>eax,DWORD PTR [rbp-0x4]</text:p>
            <text:p text:style-name="P1"><text:s text:c="3"/>0x0000000000001227 &lt;+45&gt;:<text:tab/>leave <text:s/></text:p>
            <text:p text:style-name="P1"><text:s text:c="3"/>0x0000000000001228 &lt;+46&gt;:<text:tab/>ret <text:s text:c="3"/></text:p>
            <text:p text:style-name="P1">End of assembler dump.</text:p>
            <text:p text:style-name="P1"/>
            <text:p text:style-name="P1">Then run program. And here I gave input <text:span text:style-name="T2">4 </text:span><text:span text:style-name="T3">and we see the values of registers and code </text:span><text:span text:style-name="T3">of assembly dump</text:span></text:p>
            <text:p text:style-name="P1"><text:span text:style-name="T3"/></text:p>
            <text:p text:style-name="P1"/>
            <text:p text:style-name="P1"/>
          </draw:text-box>
        </draw:frame>
        <draw:frame draw:style-name="gr3" draw:text-style-name="P4" draw:layer="layout" svg:width="20.645cm" svg:height="12.438cm" svg:x="0.7cm" svg:y="18.662cm">
          <draw:text-box>
            <text:p text:style-name="P1">---------------------------------Registers-------------------------------------------------</text:p>
            <text:p text:style-name="P1"><text:span text:style-name="T1">RAX: 0x4 </text:span></text:p>
            <text:p text:style-name="P1">RBX: 0x555555555230 (&lt;__libc_csu_init&gt;:<text:tab/>endbr64)</text:p>
            <text:p text:style-name="P1">RCX: 0x0 </text:p>
            <text:p text:style-name="P1">RDX: 0x0 </text:p>
            <text:p text:style-name="P1">RSI: 0x0 </text:p>
            <text:p text:style-name="P1">RDI: 0x4 </text:p>
            <text:p text:style-name="P1"><text:span text:style-name="T1">RBP: 0x7fffffffdf70 --&gt; 0x0 </text:span></text:p>
            <text:p text:style-name="P1"><text:span text:style-name="T1">RSP: 0x7fffffffdf60 --&gt; 0x7fff00000004</text:span> </text:p>
            <text:p text:style-name="P1">RIP: 0x5555555551c1 (&lt;main+56&gt;:<text:tab/>call <text:s text:c="2"/>0x5555555551fa &lt;find_factorial&gt;)</text:p>
            <text:p text:style-name="P1">R8 : 0xa ('\n')</text:p>
            <text:p text:style-name="P1">R9 : 0x0 </text:p>
            <text:p text:style-name="P1">R10: 0x7ffff7f63ac0 --&gt; 0x100000000 </text:p>
            <text:p text:style-name="P1">R11: 0x0 </text:p>
            <text:p text:style-name="P1">R12: 0x5555555550a0 (&lt;_start&gt;:<text:tab/>endbr64)</text:p>
            <text:p text:style-name="P1">R13: 0x7fffffffe060 --&gt; 0x1 </text:p>
          </draw:text-box>
        </draw:frame>
      </draw:page>
      <draw:page draw:name="page2" draw:style-name="dp1" draw:master-page-name="Default">
        <draw:frame draw:style-name="gr4" draw:text-style-name="P4" draw:layer="layout" svg:width="22cm" svg:height="26.991cm" svg:x="0.1cm" svg:y="2.116cm">
          <draw:text-box>
            <text:p text:style-name="P1">[------------------------------------stack-------------------------------------]</text:p>
            <text:p text:style-name="P1">0000| 0x7fffffffdf60 --&gt; 0x7fff00000004 </text:p>
            <text:p text:style-name="P1">0008| 0x7fffffffdf68 --&gt; 0x7b36559ea8c1b000 </text:p>
            <text:p text:style-name="P1">0016| 0x7fffffffdf70 --&gt; 0x0 </text:p>
            <text:p text:style-name="P1">0024| 0x7fffffffdf78 --&gt; 0x7ffff7dec0b3 (&lt;__libc_start_main+243&gt;:<text:tab/>mov <text:s text:c="3"/>edi,eax)</text:p>
            <text:p text:style-name="P1">0032| 0x7fffffffdf80 --&gt; 0x7ffff7ffc620 --&gt; 0x5044100000000 </text:p>
            <text:p text:style-name="P1">0040| 0x7fffffffdf88 --&gt; 0x7fffffffe068 --&gt; 0x7fffffffe37a ("/home/rajkumar/Desktop/PPL3/Assign4")</text:p>
            <text:p text:style-name="P1">0048| 0x7fffffffdf90 --&gt; 0x100000000 </text:p>
            <text:p text:style-name="P1">0056| 0x7fffffffdf98 --&gt; 0x555555555189 (&lt;main&gt;:<text:tab/>endbr64)</text:p>
            <text:p text:style-name="P1">[------------------------------------------------------------------------------]</text:p>
            <text:p text:style-name="P1"/>
            <text:p text:style-name="P1">This code gives us information of stack that what it contain.</text:p>
            <text:p text:style-name="P1"/>
            <text:p text:style-name="P1">Now we jump inside find_factorial function.</text:p>
            <text:p text:style-name="P1">$stepi</text:p>
            <text:p text:style-name="P1">And we go to next iteration</text:p>
            <text:p text:style-name="P1">$nexti</text:p>
            <text:p text:style-name="P1">$nexti</text:p>
            <text:p text:style-name="P1">$nexti</text:p>
            <text:p text:style-name="P1"/>
            <text:p text:style-name="P1">After these, <text:s/>the value of rsp is moved to rbp followed by pushing rbp to the top of stack.</text:p>
            <text:p text:style-name="P1">Here if print the value of rsp and rbp then it will show same as follow:</text:p>
            <text:p text:style-name="P1"><text:span text:style-name="T4">RBP: 0x7fffffffdf50 --&gt; 0x7fffffffdf70 --&gt; 0x0 </text:span></text:p>
            <text:p text:style-name="P1"><text:span text:style-name="T4">RSP: 0x7fffffffdf50 --&gt; 0x7fffffffdf70 --&gt; 0x0 </text:span></text:p>
            <text:p text:style-name="P1"><text:span text:style-name="T4">RIP: 0x555555555202 (&lt;find_factorial+8&gt;:</text:span><text:span text:style-name="T4"><text:tab/></text:span><text:span text:style-name="T4">sub <text:s text:c="3"/>rsp,0x10)</text:span></text:p>
            <text:p text:style-name="P1"><text:span text:style-name="T4"/></text:p>
            <text:p text:style-name="P1"><text:span text:style-name="T4"/></text:p>
            <text:p text:style-name="P1"><text:span text:style-name="T4">Here one thing note that after every iteration </text:span><text:span text:style-name="T4">instruction poiner will pointing to next iteration.</text:span></text:p>
            <text:p text:style-name="P1"><text:span text:style-name="T4">Now we will execute next two iterations.</text:span></text:p>
            <text:p text:style-name="P1"><text:span text:style-name="T4">$nexti</text:span></text:p>
            <text:p text:style-name="P1"><text:span text:style-name="T4">$nexti</text:span></text:p>
            <text:p text:style-name="P1"><text:span text:style-name="T4"/></text:p>
            <text:p text:style-name="P1"><text:span text:style-name="T4">Here the value 4 is stored into stack followed </text:span><text:span text:style-name="T4">by substracting the base pointer register by </text:span></text:p>
            <text:p text:style-name="P1"><text:span text:style-name="T4">10 units n downward direction</text:span></text:p>
            <text:p text:style-name="P1"><text:span text:style-name="T4">=&gt; 0x555555555202 &lt;find_factorial+8&gt;:</text:span><text:span text:style-name="T4"><text:tab/></text:span><text:span text:style-name="T4">sub <text:s text:c="3"/>rsp,0x10</text:span></text:p>
            <text:p text:style-name="P1"><text:span text:style-name="T4">=&gt; 0x555555555206 &lt;find_factorial+12&gt;:</text:span><text:span text:style-name="T4"><text:tab/></text:span><text:span text:style-name="T4">mov <text:s text:c="3"/>DWORD PTR [rbp-0x4],edi</text:span></text:p>
            <text:p text:style-name="P1"><text:span text:style-name="T4"/></text:p>
            <text:p text:style-name="P1"><text:span text:style-name="T4">Now the instruction pointer register rip is at </text:span><text:span text:style-name="T4">next instruction</text:span></text:p>
            <text:p text:style-name="P1"><text:span text:style-name="T4">=&gt; 0x555555555209 &lt;find_factorial+15&gt;:</text:span><text:span text:style-name="T4"><text:tab/></text:span><text:span text:style-name="T4">cmp <text:s text:c="3"/>DWORD PTR [rbp-0x4],0x0</text:span></text:p>
            <text:p text:style-name="P1"><text:span text:style-name="T4"/></text:p>
            <text:p text:style-name="P1"><text:span text:style-name="T4">We goto next iteration</text:span></text:p>
            <text:p text:style-name="P1"><text:span text:style-name="T4">$nexti</text:span></text:p>
            <text:p text:style-name="P1"><text:span text:style-name="T4"/></text:p>
            <text:p text:style-name="P1"><text:span text:style-name="T4">Here comparision happens as 4==0 this is not </text:span><text:span text:style-name="T4">ture so rip goes to next commmand jne which </text:span><text:span text:style-name="T4">again goto factorial function. The stack code is </text:span><text:span text:style-name="T4">as follow:</text:span></text:p>
            <text:p text:style-name="P1"><text:span text:style-name="T4"><text:s/></text:span></text:p>
            <text:p text:style-name="P1"><text:span text:style-name="T4"/></text:p>
            <text:p text:style-name="P1"><text:s text:c="2"/></text:p>
          </draw:text-box>
        </draw:frame>
        <draw:frame draw:style-name="gr5" draw:text-style-name="P5" draw:layer="layout" svg:width="21.1cm" svg:height="2.571cm" svg:x="0.2cm" svg:y="0.4cm">
          <draw:text-box>
            <text:p><text:span text:style-name="T5">Here we can see the valu of rax register is 4 </text:span><text:span text:style-name="T5">and rbp register is at 0 position in stack. Also </text:span><text:span text:style-name="T5">stack pointer register is pointing to top of stack </text:span><text:span text:style-name="T5">i.e. 0x7fffffffdf60 --&gt; 0x7fff00000004.</text:span></text:p>
            <text:p><text:span text:style-name="T5"/></text:p>
            <text:p><text:span text:style-name="T5"/></text:p>
          </draw:text-box>
        </draw:frame>
      </draw:page>
      <draw:page draw:name="page3" draw:style-name="dp1" draw:master-page-name="Default">
        <draw:frame draw:style-name="gr6" draw:text-style-name="P7" draw:layer="layout" svg:width="21.607cm" svg:height="13.15cm" svg:x="0cm" svg:y="0.2cm">
          <draw:text-box>
            <text:p text:style-name="P6">[-------------------------------------code-------------------------------------]</text:p>
            <text:p text:style-name="P6"><text:s text:c="3"/>0x555555555202 &lt;find_factorial+8&gt;:<text:tab/>sub <text:s text:c="3"/>rsp,0x10</text:p>
            <text:p text:style-name="P6"><text:s text:c="3"/>0x555555555206 &lt;find_factorial+12&gt;:<text:tab/>mov <text:s text:c="3"/>DWORD PTR [rbp-0x4],edi</text:p>
            <text:p text:style-name="P6"><text:s text:c="3"/>0x555555555209 &lt;find_factorial+15&gt;:<text:tab/>cmp <text:s text:c="3"/>DWORD PTR [rbp-0x4],0x0</text:p>
            <text:p text:style-name="P6"><text:span text:style-name="T1">=&gt; 0x55555555520d &lt;find_factorial+19&gt;:</text:span><text:span text:style-name="T1"><text:tab/></text:span><text:span text:style-name="T1">jne <text:s text:c="3"/>0x555555555216 &lt;find_factorial+28&gt;</text:span></text:p>
            <text:p text:style-name="P6"><text:s/><text:span text:style-name="T1">|</text:span> 0x55555555520f &lt;find_factorial+21&gt;:<text:tab/>mov <text:s text:c="3"/>eax,0x1</text:p>
            <text:p text:style-name="P6"><text:s/><text:span text:style-name="T1">|</text:span> 0x555555555214 &lt;find_factorial+26&gt;:<text:tab/>jmp <text:s text:c="3"/>0x555555555227 &lt;find_factorial+45&gt;</text:p>
            <text:p text:style-name="P6"><text:s/><text:span text:style-name="T1">|</text:span> 0x555555555216 &lt;find_factorial+28&gt;:<text:tab/>mov <text:s text:c="3"/>eax,DWORD PTR [rbp-0x4]</text:p>
            <text:p text:style-name="P6"><text:s/><text:span text:style-name="T1">|</text:span> 0x555555555219 &lt;find_factorial+31&gt;:<text:tab/>sub <text:s text:c="3"/>eax,0x1</text:p>
            <text:p text:style-name="P6"><text:s/><text:span text:style-name="T1">|-&gt; <text:s text:c="2"/>0x555555555216 &lt;find_factorial+28&gt;:</text:span><text:span text:style-name="T1"><text:tab/></text:span><text:span text:style-name="T1">mov <text:s text:c="3"/>eax,DWORD PTR [rbp-0x4]</text:span></text:p>
            <text:p text:style-name="P6"><text:span text:style-name="T1"><text:s text:c="7"/></text:span><text:span text:style-name="T1">0x555555555219 &lt;find_factorial+31&gt;:</text:span><text:span text:style-name="T1"><text:tab/></text:span><text:span text:style-name="T1">sub <text:s text:c="3"/>eax,0x1</text:span></text:p>
            <text:p text:style-name="P6"><text:span text:style-name="T1"><text:s text:c="7"/></text:span><text:span text:style-name="T1">0x55555555521c &lt;find_factorial+34&gt;:</text:span><text:span text:style-name="T1"><text:tab/></text:span><text:span text:style-name="T1">mov <text:s text:c="3"/>edi,eax</text:span></text:p>
            <text:p text:style-name="P6"><text:span text:style-name="T1"><text:s text:c="7"/></text:span><text:span text:style-name="T1">0x55555555521e &lt;find_factorial+36&gt;:</text:span><text:span text:style-name="T1"><text:tab/></text:span><text:span text:style-name="T1">call <text:s text:c="2"/>0x5555555551fa &lt;find_factorial&gt;</text:span></text:p>
            <text:p text:style-name="P6"><text:s text:c="66"/>JUMP is taken</text:p>
            <text:p text:style-name="P6"/>
            <text:p text:style-name="P6">This is how the recursion takes pace in this program.</text:p>
            <text:p text:style-name="P6"/>
            <text:p text:style-name="P6">This step continuosly going on till it reaches n==0 step is true.</text:p>
            <text:p text:style-name="P6">At end rax contain <text:span text:style-name="T1">HEX 18</text:span> <text:s/>means decimal <text:span text:style-name="T1">24</text:span> <text:s text:c="2"/>which is factorial of 4</text:p>
            <text:p text:style-name="P6"><text:span text:style-name="T5">RAX: 0x18 </text:span></text:p>
            <text:p text:style-name="P6"><text:span text:style-name="T5"/></text:p>
            <text:p text:style-name="P6"><text:span text:style-name="T6">Note : Here rax has direct value of ‘n’. This is due to we passed n as pass by value.</text:span></text:p>
            <text:p text:style-name="P6"><text:s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23:24:09.222611715</meta:creation-date>
    <dc:date>2020-11-01T20:29:54.758687279</dc:date>
    <meta:editing-duration>PT26M1S</meta:editing-duration>
    <meta:editing-cycles>5</meta:editing-cycles>
    <meta:generator>LibreOffice/6.4.6.2$Linux_X86_64 LibreOffice_project/40$Build-2</meta:generator>
    <meta:document-statistic meta:object-count="6"/>
  </office:meta>
</office:document-meta>
</file>